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TRUE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ce3"/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articipant Name:</text:p>
          </table:table-cell>
          <table:covered-table-cell table:number-columns-repeated="2" table:style-name="ce1"/>
          <table:covered-table-cell/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Match Number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Winner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ore Gain Per Second</text:p>
          </table:table-cell>
        </table:table-row>
        <table:table-row table:style-name="ro3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SUM([.E7]/[.F7])" office:value-type="float" office:value="1" calcext:value-type="float">
            <text:p>1</text:p>
          </table:table-cell>
        </table:table-row>
        <table:table-row table:style-name="ro3">
          <table:table-cell/>
          <table:table-cell table:number-columns-repeated="2" table:style-name="ce3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SUM([.E8]/[.F8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9]/[.F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0]/[.F1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1]/[.F1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2]/[.F1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3]/[.F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4]/[.F1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5]/[.F1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6]/[.F1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7]/[.F1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8]/[.F1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19]/[.F1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0]/[.F2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1]/[.F2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2]/[.F2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3]/[.F2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4]/[.F2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5]/[.F2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6]/[.F2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7]/[.F2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8]/[.F2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29]/[.F2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30]/[.F3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31]/[.F3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32]/[.F3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formula="of:=SUM([.E33]/[.F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34]/[.F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35]/[.F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36]/[.F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37]/[.F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38]/[.F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39]/[.F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0]/[.F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1]/[.F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2]/[.F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3]/[.F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4]/[.F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5]/[.F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6]/[.F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7]/[.F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8]/[.F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9]/[.F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0]/[.F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1]/[.F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2]/[.F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3]/[.F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4]/[.F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5]/[.F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6]/[.F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7]/[.F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8]/[.F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9]/[.F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0]/[.F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1]/[.F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2]/[.F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3]/[.F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4]/[.F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5]/[.F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6]/[.F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7]/[.F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8]/[.F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9]/[.F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0]/[.F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1]/[.F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2]/[.F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3]/[.F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4]/[.F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5]/[.F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6]/[.F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7]/[.F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8]/[.F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9]/[.F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0]/[.F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1]/[.F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2]/[.F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3]/[.F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4]/[.F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5]/[.F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6]/[.F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7]/[.F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8]/[.F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9]/[.F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0]/[.F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1]/[.F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2]/[.F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3]/[.F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4]/[.F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5]/[.F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6]/[.F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7]/[.F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8]/[.F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9]/[.F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100]/[.F100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Sheet1.D7:Sheet1.D100">
            <calcext:color-scale>
              <calcext:color-scale-entry calcext:value="0" calcext:type="minimum" calcext:color="#f10d0c"/>
              <calcext:color-scale-entry calcext:value="0" calcext:type="maximum" calcext:color="#5eb91e"/>
            </calcext:color-scale>
          </calcext:conditional-format>
          <calcext:conditional-format calcext:target-range-address="Sheet1.D7:Sheet1.D100">
            <calcext:condition calcext:apply-style-name="TRUE" calcext:value="=1" calcext:base-cell-address="Sheet1.D7"/>
            <calcext:condition calcext:apply-style-name="FALSE" calcext:value="=0" calcext:base-cell-address="Sheet1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UE" style:family="table-cell" style:parent-style-name="Default">
      <style:table-cell-properties fo:background-color="#3faf46" style:diagonal-bl-tr="none" style:diagonal-tl-br="none"/>
    </style:style>
    <style:style style:name="FALSE" style:family="table-cell" style:parent-style-name="Default">
      <style:table-cell-properties fo:background-color="#c9211e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17:07:52.183339270</meta:creation-date>
    <dc:date>2020-05-17T17:20:41.978844594</dc:date>
    <meta:editing-duration>PT12M51S</meta:editing-duration>
    <meta:editing-cycles>2</meta:editing-cycles>
    <meta:generator>LibreOffice/6.3.5.2$Linux_X86_64 LibreOffice_project/30$Build-2</meta:generator>
    <meta:document-statistic meta:table-count="1" meta:cell-count="112" meta:object-count="0"/>
  </office:meta>
</office:document-meta>
</file>